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ContentsHeading" style:master-page-name="MP0" style:family="paragraph">
      <style:paragraph-properties fo:break-before="page" fo:text-align="center"/>
    </style:style>
    <style:style style:name="P2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" style:parent-style-name="Contents2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" style:parent-style-name="Contents2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0" style:parent-style-name="Contents3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1" style:parent-style-name="Contents3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2" style:parent-style-name="Contents3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3" style:parent-style-name="Contents3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16" style:parent-style-name="Абзацсписка" style:family="paragraph"/>
    <style:style style:name="P17" style:parent-style-name="Абзацсписка" style:family="paragraph"/>
    <style:style style:name="P18" style:parent-style-name="Абзацсписка" style:family="paragraph"/>
    <style:style style:name="P19" style:parent-style-name="Абзацсписка" style:family="paragraph"/>
    <style:style style:name="P20" style:parent-style-name="Абзацсписка" style:family="paragraph"/>
    <style:style style:name="P21" style:parent-style-name="Абзацсписка" style:family="paragraph"/>
    <style:style style:name="P22" style:parent-style-name="Абзацсписка" style:family="paragraph"/>
    <style:style style:name="P23" style:parent-style-name="Абзацсписка" style:family="paragraph"/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Абзацсписка" style:family="paragraph"/>
    <style:style style:name="P27" style:parent-style-name="Абзацсписка" style:family="paragraph"/>
    <style:style style:name="P28" style:parent-style-name="Абзацсписка" style:family="paragraph"/>
    <style:style style:name="P29" style:parent-style-name="Абзацсписка" style:family="paragraph"/>
    <style:style style:name="P30" style:parent-style-name="Абзацсписка" style:family="paragraph"/>
    <style:style style:name="P31" style:parent-style-name="Абзацсписка" style:family="paragraph"/>
    <style:style style:name="P32" style:parent-style-name="Абзацсписка" style:family="paragraph"/>
    <style:style style:name="P33" style:parent-style-name="Абзацсписка" style:family="paragraph"/>
    <style:style style:name="P34" style:parent-style-name="Абзацсписка" style:family="paragraph"/>
    <style:style style:name="P35" style:parent-style-name="Абзацсписка" style:family="paragraph"/>
    <style:style style:name="P36" style:parent-style-name="Абзацсписка" style:family="paragraph"/>
    <style:style style:name="P37" style:parent-style-name="Абзацсписка" style:family="paragraph"/>
    <style:style style:name="P38" style:parent-style-name="Абзацсписка" style:family="paragraph"/>
    <style:style style:name="P39" style:parent-style-name="Абзацсписка" style:family="paragraph"/>
    <style:style style:name="P40" style:parent-style-name="Абзацсписка" style:family="paragraph"/>
    <style:style style:name="P41" style:parent-style-name="Абзацсписка" style:family="paragraph"/>
    <style:style style:name="P42" style:parent-style-name="Абзацсписка" style:family="paragraph"/>
    <style:style style:name="P43" style:parent-style-name="Абзацсписка" style:family="paragraph">
      <style:text-properties fo:background-color="#FFFF00"/>
    </style:style>
    <style:style style:name="P44" style:parent-style-name="Абзацсписка" style:family="paragraph"/>
    <style:style style:name="T45" style:parent-style-name="Основнойшрифтабзаца" style:family="text">
      <style:text-properties fo:color="#FF0000"/>
    </style:style>
    <style:style style:name="T46" style:parent-style-name="Основнойшрифтабзаца" style:family="text">
      <style:text-properties fo:color="#FF0000" fo:language="en" fo:country="US"/>
    </style:style>
    <style:style style:name="T47" style:parent-style-name="Основнойшрифтабзаца" style:family="text">
      <style:text-properties fo:color="#FF0000"/>
    </style:style>
    <style:style style:name="T48" style:parent-style-name="Основнойшрифтабзаца" style:family="text">
      <style:text-properties fo:color="#FF0000" fo:language="en" fo:country="US"/>
    </style:style>
    <style:style style:name="T49" style:parent-style-name="Основнойшрифтабзаца" style:family="text">
      <style:text-properties fo:color="#FF0000"/>
    </style:style>
    <style:style style:name="P50" style:parent-style-name="Абзацсписка" style:family="paragraph"/>
    <style:style style:name="T51" style:parent-style-name="Основнойшрифтабзаца" style:family="text">
      <style:text-properties fo:color="#4EA72E"/>
    </style:style>
    <style:style style:name="T52" style:parent-style-name="Строгий" style:family="text">
      <style:text-properties fo:color="#4EA72E"/>
    </style:style>
    <style:style style:name="T53" style:parent-style-name="Основнойшрифтабзаца" style:family="text">
      <style:text-properties fo:color="#4EA72E"/>
    </style:style>
    <style:style style:name="P54" style:parent-style-name="Абзацсписка" style:family="paragraph">
      <style:text-properties fo:color="#FF0000"/>
    </style:style>
    <style:style style:name="P55" style:parent-style-name="Абзацсписка" style:family="paragraph"/>
    <style:style style:name="T56" style:parent-style-name="Основнойшрифтабзаца" style:family="text">
      <style:text-properties style:font-name="Symbol" style:font-name-complex="Symbol"/>
    </style:style>
    <style:style style:name="T57" style:parent-style-name="Основнойшрифтабзаца" style:family="text">
      <style:text-properties style:font-name="Symbol" style:font-name-complex="Symbol"/>
    </style:style>
    <style:style style:name="P58" style:parent-style-name="Абзацсписка" style:family="paragraph"/>
    <style:style style:name="T59" style:parent-style-name="Основнойшрифтабзаца" style:family="text">
      <style:text-properties style:font-name="Symbol" style:font-name-complex="Symbol"/>
    </style:style>
    <style:style style:name="T60" style:parent-style-name="Основнойшрифтабзаца" style:family="text">
      <style:text-properties style:font-name="Symbol" style:font-name-complex="Symbol"/>
    </style:style>
    <style:style style:name="P61" style:parent-style-name="Абзацсписка" style:family="paragraph"/>
    <style:style style:name="T62" style:parent-style-name="Основнойшрифтабзаца" style:family="text">
      <style:text-properties style:font-name="Symbol" style:font-name-complex="Symbol"/>
    </style:style>
    <style:style style:name="T63" style:parent-style-name="Основнойшрифтабзаца" style:family="text">
      <style:text-properties style:font-name="Symbol" style:font-name-complex="Symbol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style:font-name="Symbol" style:font-name-complex="Symbol"/>
    </style:style>
    <style:style style:name="T66" style:parent-style-name="Основнойшрифтабзаца" style:family="text">
      <style:text-properties style:font-name="Symbol" style:font-name-complex="Symbol"/>
    </style:style>
    <style:style style:name="P67" style:parent-style-name="Абзацсписка" style:family="paragraph"/>
    <style:style style:name="P68" style:parent-style-name="Standard" style:family="paragraph">
      <style:text-properties style:font-name="Symbol" style:font-name-complex="Symbol"/>
    </style:style>
    <style:style style:name="P69" style:parent-style-name="Абзацсписка" style:family="paragraph"/>
    <style:style style:name="T70" style:parent-style-name="Основнойшрифтабзаца" style:family="text">
      <style:text-properties style:font-name="Symbol" style:font-name-complex="Symbol"/>
    </style:style>
    <style:style style:name="T71" style:parent-style-name="Основнойшрифтабзаца" style:family="text">
      <style:text-properties style:font-name="Symbol" style:font-name-complex="Symbol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P73" style:parent-style-name="Абзацсписка" style:family="paragraph"/>
    <style:style style:name="T74" style:parent-style-name="Основнойшрифтабзаца" style:family="text">
      <style:text-properties style:font-name="Symbol" style:font-name-complex="Symbol"/>
    </style:style>
    <style:style style:name="T75" style:parent-style-name="Основнойшрифтабзаца" style:family="text">
      <style:text-properties style:font-name="Symbol" style:font-name-complex="Symbol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P77" style:parent-style-name="Абзацсписка" style:family="paragraph"/>
    <style:style style:name="T78" style:parent-style-name="Основнойшрифтабзаца" style:family="text">
      <style:text-properties style:font-name="Symbol" style:font-name-complex="Symbol"/>
    </style:style>
    <style:style style:name="T79" style:parent-style-name="Основнойшрифтабзаца" style:family="text">
      <style:text-properties style:font-name="Symbol" style:font-name-complex="Symbol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P81" style:parent-style-name="Абзацсписка" style:family="paragraph"/>
    <style:style style:name="T82" style:parent-style-name="Основнойшрифтабзаца" style:family="text">
      <style:text-properties style:font-name="Symbol" style:font-name-complex="Symbol"/>
    </style:style>
    <style:style style:name="T83" style:parent-style-name="Основнойшрифтабзаца" style:family="text">
      <style:text-properties style:font-name="Symbol" style:font-name-complex="Symbol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P85" style:parent-style-name="Абзацсписка" style:family="paragraph"/>
    <style:style style:name="T86" style:parent-style-name="Основнойшрифтабзаца" style:family="text">
      <style:text-properties style:font-name="Symbol" style:font-name-complex="Symbol"/>
    </style:style>
    <style:style style:name="T87" style:parent-style-name="Основнойшрифтабзаца" style:family="text">
      <style:text-properties style:font-name="Symbol" style:font-name-complex="Symbol"/>
    </style:style>
    <style:style style:name="P88" style:parent-style-name="Абзацсписка" style:family="paragraph"/>
    <style:style style:name="T89" style:parent-style-name="Основнойшрифтабзаца" style:family="text">
      <style:text-properties style:font-name="Symbol" style:font-name-complex="Symbol"/>
    </style:style>
    <style:style style:name="T90" style:parent-style-name="Основнойшрифтабзаца" style:family="text">
      <style:text-properties style:font-name="Symbol" style:font-name-complex="Symbol"/>
    </style:style>
    <style:style style:name="P91" style:parent-style-name="Абзацсписка" style:family="paragraph"/>
    <style:style style:name="T92" style:parent-style-name="Основнойшрифтабзаца" style:family="text">
      <style:text-properties style:font-name="Symbol" style:font-name-complex="Symbol"/>
    </style:style>
    <style:style style:name="T93" style:parent-style-name="Основнойшрифтабзаца" style:family="text">
      <style:text-properties style:font-name="Symbol" style:font-name-complex="Symbol"/>
    </style:style>
    <style:style style:name="P94" style:parent-style-name="Абзацсписка" style:family="paragraph"/>
    <style:style style:name="T95" style:parent-style-name="Основнойшрифтабзаца" style:family="text">
      <style:text-properties style:font-name="Symbol" style:font-name-complex="Symbol"/>
    </style:style>
    <style:style style:name="T96" style:parent-style-name="Основнойшрифтабзаца" style:family="text">
      <style:text-properties style:font-name="Symbol" style:font-name-complex="Symbol"/>
    </style:style>
    <style:style style:name="P97" style:parent-style-name="Абзацсписка" style:family="paragraph"/>
    <style:style style:name="T98" style:parent-style-name="Основнойшрифтабзаца" style:family="text">
      <style:text-properties style:font-name="Symbol" style:font-name-complex="Symbol"/>
    </style:style>
    <style:style style:name="T99" style:parent-style-name="Основнойшрифтабзаца" style:family="text">
      <style:text-properties style:font-name="Symbol" style:font-name-complex="Symbol"/>
    </style:style>
    <style:style style:name="P100" style:parent-style-name="Абзацсписка" style:family="paragraph"/>
    <style:style style:name="T101" style:parent-style-name="Основнойшрифтабзаца" style:family="text">
      <style:text-properties style:font-name="Symbol" style:font-name-complex="Symbol"/>
    </style:style>
    <style:style style:name="T102" style:parent-style-name="Основнойшрифтабзаца" style:family="text">
      <style:text-properties style:font-name="Symbol" style:font-name-complex="Symbol"/>
    </style:style>
    <style:style style:name="P103" style:parent-style-name="Абзацсписка" style:family="paragraph"/>
    <style:style style:name="T104" style:parent-style-name="Основнойшрифтабзаца" style:family="text">
      <style:text-properties style:font-name="Symbol" style:font-name-complex="Symbol"/>
    </style:style>
    <style:style style:name="T105" style:parent-style-name="Основнойшрифтабзаца" style:family="text">
      <style:text-properties style:font-name="Symbol" style:font-name-complex="Symbol"/>
    </style:style>
    <style:style style:name="P106" style:parent-style-name="Абзацсписка" style:family="paragraph"/>
    <style:style style:name="P107" style:parent-style-name="Абзацсписка" style:family="paragraph"/>
    <style:style style:name="P108" style:parent-style-name="Абзацсписка" style:family="paragraph"/>
  </office:automatic-styles>
  <office:body>
    <office:text text:use-soft-page-breaks="true">
      <text:p text:style-name="P1">Методические указания по выполнению курсовой работы<text:s/><text:line-break/>по предмету<text:s/><text:line-break/>"Функциональное программирование и кодирование"</text:p>
      <text:p text:style-name="Standard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Оглавление</text:p>
          <text:p text:style-name="P3"><text:a xlink:href="#_Toc478395905" office:target-frame-name="_top" xlink:show="replace">Введение<text:tab/>1</text:a></text:p>
          <text:p text:style-name="P4"><text:a xlink:href="#_Toc478395906" office:target-frame-name="_top" xlink:show="replace">График выполнения работы<text:tab/>1</text:a></text:p>
          <text:p text:style-name="P5"><text:a xlink:href="#_Toc478395907" office:target-frame-name="_top" xlink:show="replace">Критерии оценки<text:tab/>2</text:a></text:p>
          <text:p text:style-name="P6"><text:a xlink:href="#_Toc478395908" office:target-frame-name="_top" xlink:show="replace">Техническое задание<text:tab/>2</text:a></text:p>
          <text:p text:style-name="P7"><text:a xlink:href="#_Toc478395909" office:target-frame-name="_top" xlink:show="replace">Содержание разделов<text:tab/>2</text:a></text:p>
          <text:p text:style-name="P8"><text:a xlink:href="#_Toc478395910" office:target-frame-name="_top" xlink:show="replace">Требования к программному коду<text:tab/>3</text:a></text:p>
          <text:p text:style-name="P9"><text:a xlink:href="#_Toc478395911" office:target-frame-name="_top" xlink:show="replace">Содержание и оформление отчета<text:tab/>4</text:a></text:p>
          <text:p text:style-name="P10"><text:a xlink:href="#_Toc478395912" office:target-frame-name="_top" xlink:show="replace">Общие сведения<text:tab/>5</text:a></text:p>
          <text:p text:style-name="P11"><text:a xlink:href="#_Toc478395913" office:target-frame-name="_top" xlink:show="replace">Структура программного обеспечения<text:tab/>5</text:a></text:p>
          <text:p text:style-name="P12"><text:a xlink:href="#_Toc478395914" office:target-frame-name="_top" xlink:show="replace">Структуры данных<text:tab/>5</text:a></text:p>
          <text:p text:style-name="P13"><text:a xlink:href="#_Toc478395915" office:target-frame-name="_top" xlink:show="replace">Методика и результаты тестирования<text:tab/>5</text:a></text:p>
          <text:p text:style-name="P14"><text:a xlink:href="#_Toc478395916" office:target-frame-name="_top" xlink:show="replace">Приложения<text:tab/>5</text:a></text:p>
          <text:p text:style-name="P15"/>
        </text:index-body>
      </text:table-of-content>
      <text:p text:style-name="Standard"/>
      <text:h text:style-name="Заголовок1" text:outline-level="1"><text:bookmark-start text:name="_Toc478395905"/>Введение<text:bookmark-end text:name="_Toc478395905"/></text:h>
      <text:p text:style-name="Standard"/>
      <text:p text:style-name="Standard"><text:s text:c="2"/>Данная курсовая работа предусмотрена учебным планом по специальности и выполняется в третьем семестре. Целью данной работы является закрепление практических навыков по курсу «Функциональное программирование и кодирование», расширение эрудиции в профессиональной области и получение и закрепление навыков самостоятельного решения инженерных задач на всех этапах.</text:p>
      <text:h text:style-name="Заголовок2" text:outline-level="2"><text:bookmark-start text:name="_Toc478395906"/>График выполнения работы<text:bookmark-end text:name="_Toc478395906"/></text:h>
      <text:p text:style-name="Standard"/>
      <text:p text:style-name="Standard"><text:s text:c="2"/>В интересах студентов начать работу как можно раньше и выполнять ее в установленном темпе на протяжение всего семестра, оперативно решая появляющиеся проблемы самостоятельно либо взаимодействуя с руководителем. Выполнение работы начинается с утверждения темы и оформления технического задания. Выбор и утверждение темы должно быть сделаны не позднее 4 недели семестра и не позднее 8 недели - написано и утверждено техническое задание. К 14<text:s/><text:soft-page-break/>неделе должна быть закончена отладка программы и в целом - оформление курсовой работы. Не позднее 16 недели должна состояться защита курсовой работы на кафедре.</text:p>
      <text:h text:style-name="Заголовок2" text:outline-level="2"><text:bookmark-start text:name="_Toc478395907"/>Критерии оценки<text:bookmark-end text:name="_Toc478395907"/></text:h>
      <text:p text:style-name="Standard">Курсовая работа будет оцениваться по следующим параметрам:</text:p>
      <text:list text:style-name="WWNum1">
        <text:list-item text:start-value="0">
          <text:p text:style-name="P16">работоспособность: программа должна собираться из исходных текстов, запускаться за заданной платформе, функционировать в соответствии с техническим заданием, при всех допустимых входных воздействиях.</text:p>
        </text:list-item>
        <text:list-item>
          <text:p text:style-name="P17">соответствие содержания отчёта утверждённому ТЗ и реализованному программному решению.</text:p>
        </text:list-item>
        <text:list-item>
          <text:p text:style-name="P18">качество оформления отчёта и полнота описания разработанного ПО.</text:p>
        </text:list-item>
        <text:list-item>
          <text:p text:style-name="P19">сложность реализованных алгоритмов.</text:p>
        </text:list-item>
      </text:list>
      <text:p text:style-name="Абзацсписка"/>
      <text:p text:style-name="Standard">При оценке будут учитываться:</text:p>
      <text:list text:style-name="WWNum3">
        <text:list-item text:start-value="0">
          <text:p text:style-name="P20">эффективность реализованных алгоритмов</text:p>
        </text:list-item>
        <text:list-item>
          <text:p text:style-name="P21">соответствие функциональной парадигме</text:p>
        </text:list-item>
        <text:list-item>
          <text:p text:style-name="P22">архитектура программы (разбиение на модули, интерфейсы, связность)</text:p>
        </text:list-item>
        <text:list-item>
          <text:p text:style-name="P23">оформление исходных текстов и читаемость программы</text:p>
        </text:list-item>
      </text:list>
      <text:p text:style-name="Standard"/>
      <text:h text:style-name="Заголовок1" text:outline-level="1"><text:bookmark-start text:name="_Toc478395908"/>Техническое задание<text:bookmark-end text:name="_Toc478395908"/></text:h>
      <text:p text:style-name="P24"/>
      <text:p text:style-name="P25">Техническое задание пишется студентом после утверждения темы работы и уточнения требований у преподавателя. Оформленное техническое задание должно быть утверждено и подписано преподавателем в срок, оговоренный графиком выполнения работ. Типовое ТЗ содержит следующие разделы:</text:p>
      <text:list text:style-name="WWNum4">
        <text:list-item text:start-value="0">
          <text:p text:style-name="P26">Аннотация</text:p>
        </text:list-item>
        <text:list-item>
          <text:p text:style-name="P27">Требования к функциональным характеристикам</text:p>
        </text:list-item>
        <text:list-item>
          <text:p text:style-name="P28">Требования к надёжности программы</text:p>
        </text:list-item>
        <text:list-item>
          <text:p text:style-name="P29">Требования к составу и параметрам технических средств</text:p>
        </text:list-item>
        <text:list-item>
          <text:p text:style-name="P30">Порядок контроля и приёмки</text:p>
        </text:list-item>
      </text:list>
      <text:h text:style-name="Заголовок2" text:outline-level="2"><text:bookmark-start text:name="_Toc478395909"/>Содержание разделов<text:bookmark-end text:name="_Toc478395909"/></text:h>
      <text:p text:style-name="Standard"/>
      <text:p text:style-name="Standard">В разделе "Аннотация" должны быть приведены следующие сведения:</text:p>
      <text:list text:style-name="WWNum5">
        <text:list-item text:start-value="0">
          <text:p text:style-name="P31">наименование программы</text:p>
        </text:list-item>
        <text:list-item>
          <text:p text:style-name="P32">назначение программы</text:p>
        </text:list-item>
        <text:list-item>
          <text:p text:style-name="P33">краткая характеристика программы и области её применения</text:p>
        </text:list-item>
        <text:list-item>
          <text:p text:style-name="P34">используемые при разработке инструменты</text:p>
        </text:list-item>
        <text:list-item>
          <text:p text:style-name="P35">основание для разработки программы</text:p>
        </text:list-item>
      </text:list>
      <text:p text:style-name="Обычный"/>
      <text:p text:style-name="Обычный"/>
      <text:p text:style-name="Обычный"/>
      <text:p text:style-name="Standard">В разделе "Требования к функциональным характеристикам ":</text:p>
      <text:list text:style-name="WWNum6">
        <text:list-item text:start-value="0">
          <text:p text:style-name="P36">требования к функциональности (подробное описание сценария использования)</text:p>
        </text:list-item>
        <text:list-item>
          <text:p text:style-name="P37">требования по организации входных и выходных данных, их передача в программу иил из нее</text:p>
        </text:list-item>
        <text:list-item>
          <text:p text:style-name="P38">временные характеристики выполнения программы.</text:p>
        </text:list-item>
      </text:list>
      <text:p text:style-name="Standard">В разделе "Требования к надёжности программы":</text:p>
      <text:list text:style-name="WWNum7">
        <text:list-item text:start-value="0">
          <text:p text:style-name="P39">степень контроля за корректностью входной и выходной информации</text:p>
        </text:list-item>
        <text:list-item>
          <text:p text:style-name="P40">реакция программы на ошибочные ситуации и т.д.</text:p>
        </text:list-item>
      </text:list>
      <text:p text:style-name="Абзацсписка"/>
      <text:p text:style-name="Standard">В разделе "Требования к составу и параметрам технических средств":</text:p>
      <text:list text:style-name="WWNum8" text:continue-numbering="true">
        <text:list-item>
          <text:p text:style-name="P41">аппаратная и программная платформа для запуска программы</text:p>
        </text:list-item>
        <text:list-item>
          <text:p text:style-name="P42"><text:bookmark-start text:name="_Hlk167193892"/>квалификация пользователя<text:bookmark-end text:name="_Hlk167193892"/>, если применимо.</text:p>
        </text:list-item>
      </text:list>
      <text:p text:style-name="Абзацсписка"/>
      <text:p text:style-name="Standard"><text:bookmark-start text:name="_Hlk167193945"/>В разделе "Порядок контроля и приёмки" должен быть сформулирован порядок проведения испытаний программы при ее приёмке: какие тесты будут проводиться и как будет проверяться правильность результата и корректность работы.<text:bookmark-end text:name="_Hlk167193945"/></text:p>
      <text:h text:style-name="Заголовок1" text:outline-level="1"><text:bookmark-start text:name="_Toc478395910"/>Требования к программному коду<text:bookmark-end text:name="_Toc478395910"/></text:h>
      <text:p text:style-name="Standard"/>
      <text:list text:style-name="WWNum9">
        <text:list-item text:start-value="0">
          <text:p text:style-name="P43">Исходные тексты должны быть организованы в упорядоченную структуру файлов и каталогов проекта.</text:p>
        </text:list-item>
        <text:list-item>
          <text:p text:style-name="P44"><text:span text:style-name="T45">В корневом каталоге проекта должен находиться файл '</text:span><text:span text:style-name="T46">Readme</text:span><text:span text:style-name="T47">.</text:span><text:span text:style-name="T48">txt</text:span><text:span text:style-name="T49">', который должен содержать подробную инструкцию по сборке исполняемой программы из исходных текстов и о порядке ее запуска.</text:span></text:p>
        </text:list-item>
        <text:list-item>
          <text:p text:style-name="P50"><text:span text:style-name="T51">исходные файлы не должны включать в себя промежуточные результаты сборки, такие как объектные файлы, исходные файлы, автоматически генерируемые с помощью различных инструментов (например, те. что создаются с помощью<text:s/></text:span><text:span text:style-name="T52">moc, uic, lex, yacc, antlr, swig, cmake</text:span><text:span text:style-name="T53"><text:s/>и т.д.)</text:span></text:p>
        </text:list-item>
        <text:list-item>
          <text:p text:style-name="P54">В начале каждого файла с исходным текстом должна находиться "шапка", кратко описывающее состав и функциональное назначение этого файла.</text:p>
        </text:list-item>
      </text:list>
      <text:p text:style-name="Standard">Далее в исходных текстах рекомендуется придерживаться стиля оформления комментариев, совместимого с системой doxygen.</text:p>
      <text:p text:style-name="Standard"/>
      <text:p text:style-name="Standard"/>
      <text:p text:style-name="Standard"/>
      <text:h text:style-name="Заголовок1" text:outline-level="1"><text:bookmark-start text:name="_Toc478395911"/><text:soft-page-break/>Содержание и оформление отчета<text:bookmark-end text:name="_Toc478395911"/></text:h>
      <text:p text:style-name="Standard"/>
      <text:p text:style-name="Standard">1. Параметры документа с отчетом должны быть следующими: формат бумаги – А4; текст – на одной стороне листа; нумерация страниц – внизу, справа; размеры полей: левое – 35 мм; правое, верхнее и нижнее – 15 мм.</text:p>
      <text:p text:style-name="Standard">2. Основной текст отчета должен быть отформатирован единообразно. Параметры: шрифт Times New Roman, размер 12; выравнивание абзаца по ширине; межстрочный интервал – 1.5.</text:p>
      <text:p text:style-name="Standard">3. Формат заголовков 1-го уровня: шрифт Times New Roman, размер 14; жирный; выравнивание по центру. Формат заголовков 2-го уровня: шрифт Times New Roman, размер 12; жирный, курсив; выравнивание по центру.</text:p>
      <text:p text:style-name="Standard">4. Если в текст отчета помещается исходный код программы, то он форматируется следующим образом: шрифт Courier New, размер 8; выравнивание по левому краю.</text:p>
      <text:p text:style-name="Standard">5. Иллюстрации (графики, диаграммы, схемы, фотографии и т. д.) вставляются в текст, выравниваются по центру. Подпись должна быть у каждого рисунка и должна формироваться следующим образом: «Рис. », последовательный номер рисунка, точка, пробел, название рисунка. На каждый рисунок в тексте должна быть как минимум одна ссылка.</text:p>
      <text:p text:style-name="Standard">Описание разработки должно содержать следующие разделы:</text:p>
      <text:h text:style-name="Заголовок3" text:outline-level="3"><text:bookmark-start text:name="_Toc478395912"/>Общие сведения<text:bookmark-end text:name="_Toc478395912"/></text:h>
      <text:list text:style-name="WWNum11">
        <text:list-item text:start-value="0">
          <text:p text:style-name="P55"><text:span text:style-name="T56"></text:span><text:span text:style-name="T57"></text:span>наименование программы;</text:p>
        </text:list-item>
        <text:list-item>
          <text:p text:style-name="P58"><text:span text:style-name="T59"></text:span><text:span text:style-name="T60"></text:span>функциональное назначение и сведения функциональных ограничениях на применение;</text:p>
        </text:list-item>
        <text:list-item>
          <text:p text:style-name="P61"><text:span text:style-name="T62"></text:span><text:span text:style-name="T63"></text:span>программное и аппаратное обеспечение, необходимое для функционирования программы;</text:p>
        </text:list-item>
        <text:list-item>
          <text:p text:style-name="P64"><text:span text:style-name="T65"></text:span><text:span text:style-name="T66"></text:span>языки программирования, на которых написана программа с обоснованием выбора</text:p>
        </text:list-item>
        <text:list-item>
          <text:p text:style-name="P67">Краткое описание средств языка в области поддержки функциональной парадигмы</text:p>
        </text:list-item>
      </text:list>
      <text:h text:style-name="Заголовок3" text:outline-level="3"><text:bookmark-start text:name="_Toc478395913"/>Структура программного обеспечения<text:bookmark-end text:name="_Toc478395913"/></text:h>
      <text:p text:style-name="P68"/>
      <text:list text:style-name="WWNum11" text:continue-numbering="true">
        <text:list-item>
          <text:p text:style-name="P69"><text:span text:style-name="T70"></text:span><text:span text:style-name="T71"></text:span><text:span text:style-name="T72">алгоритм работы программы;</text:span></text:p>
        </text:list-item>
        <text:list-item>
          <text:p text:style-name="P73"><text:span text:style-name="T74"></text:span><text:span text:style-name="T75"></text:span><text:span text:style-name="T76">используемые методы;</text:span></text:p>
        </text:list-item>
        <text:list-item>
          <text:p text:style-name="P77"><text:span text:style-name="T78"></text:span><text:span text:style-name="T79"></text:span><text:span text:style-name="T80">структура программы с описанием функций составных частей и связи между ними;</text:span></text:p>
        </text:list-item>
        <text:list-item>
          <text:p text:style-name="P81"><text:span text:style-name="T82"></text:span><text:span text:style-name="T83"></text:span><text:span text:style-name="T84">связи программы с другими программами.</text:span></text:p>
        </text:list-item>
      </text:list>
      <text:h text:style-name="Заголовок3" text:outline-level="3"><text:bookmark-start text:name="_Toc478395914"/>Структуры данных<text:bookmark-end text:name="_Toc478395914"/></text:h>
      <text:list text:style-name="WWNum11" text:continue-numbering="true">
        <text:list-item>
          <text:p text:style-name="P85"><text:span text:style-name="T86"></text:span><text:span text:style-name="T87"></text:span>характер, организация и предварительная подготовка входных данных;</text:p>
        </text:list-item>
        <text:list-item>
          <text:p text:style-name="P88"><text:span text:style-name="T89"></text:span><text:span text:style-name="T90"></text:span>формат, описание и способ кодирования входных данных.</text:p>
        </text:list-item>
        <text:list-item>
          <text:p text:style-name="P91"><text:span text:style-name="T92"></text:span><text:span text:style-name="T93"></text:span>характер и организация выходных данных;</text:p>
        </text:list-item>
        <text:list-item>
          <text:p text:style-name="P94"><text:span text:style-name="T95"></text:span><text:span text:style-name="T96"></text:span>формат, описание и способ кодирования выходных данных.</text:p>
        </text:list-item>
      </text:list>
      <text:h text:style-name="Заголовок3" text:outline-level="3"><text:bookmark-start text:name="_Toc478395915"/>Методика и результаты тестирования<text:bookmark-end text:name="_Toc478395915"/></text:h>
      <text:list text:style-name="WWNum11" text:continue-numbering="true">
        <text:list-item>
          <text:p text:style-name="P97"><text:span text:style-name="T98"></text:span><text:span text:style-name="T99"></text:span>состав и структуру технических средств, необходимых для проведения тестирования, в том числе требования к аппаратным характеристикам компьютера, таким как объем памяти, тип процессора, подключение к Интернету и т.д.;</text:p>
        </text:list-item>
        <text:list-item>
          <text:p text:style-name="P100"><text:span text:style-name="T101"></text:span><text:span text:style-name="T102"></text:span>состав и структуру программного обеспечения, необходимого для проведения тестирования, в том числе требования к операционной системе, дополнительному программному обеспечению и т.д.</text:p>
        </text:list-item>
        <text:list-item>
          <text:p text:style-name="P103"><text:span text:style-name="T104"></text:span><text:span text:style-name="T105"></text:span>программа (последовательность) тестирования, указывающую те свойства программного обеспечения, которые будут проверяться и очередность, в которой эти проверки будут производиться.</text:p>
        </text:list-item>
        <text:list-item>
          <text:p text:style-name="P106">Собственно результаты тестирования: "скриншоты" графических сцен, таблицы входных и выходных данных и т.д.</text:p>
        </text:list-item>
      </text:list>
      <text:p text:style-name="Абзацсписка"/>
      <text:h text:style-name="Заголовок1" text:outline-level="1"><text:bookmark-start text:name="_Toc478395916"/>Приложения<text:bookmark-end text:name="_Toc478395916"/></text:h>
      <text:p text:style-name="Standard">В приложения могут быть включены такие разделы как</text:p>
      <text:list text:style-name="WWNum12">
        <text:list-item text:start-value="0">
          <text:p text:style-name="P107">лист рецензии</text:p>
        </text:list-item>
        <text:list-item>
          <text:p text:style-name="P108">список литературы</text:p>
        </text:list-item>
      </text:list>
      <text:p text:style-name="Абзацсписка"/>
      <text:p text:style-name="Абзацсписка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F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F" fo:font-weight="bold" style:font-weight-asian="bold" style:font-weight-complex="bold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Цитата2" style:display-name="Цитата 2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F" style:font-name-complex="F" fo:font-weight="bold" style:font-weight-asian="bold" style:font-weight-complex="bold" fo:color="#4F81BD" fo:font-size="13pt" style:font-size-asian="13pt" style:font-size-complex="13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000000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F" style:font-name-complex="F" fo:font-weight="bold" style:font-weight-asian="bold" style:font-weight-complex="bold" fo:color="#4F81B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Times New Roman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Times New Roman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Times New Roman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Милонов</meta:initial-creator>
    <dc:creator>МИН СЕРЕГА</dc:creator>
    <meta:creation-date>2024-05-21T11:33:00Z</meta:creation-date>
    <dc:date>2024-06-03T11:01:00Z</dc:date>
    <meta:template xlink:href="Normal.dotm" xlink:type="simple"/>
    <meta:editing-cycles>3</meta:editing-cycles>
    <meta:editing-duration>PT240S</meta:editing-duration>
    <meta:user-defined meta:name="AppVersion">12.0000</meta:user-defined>
    <meta:user-defined meta:name="Company">Grizli777</meta:user-defined>
    <meta:document-statistic meta:page-count="5" meta:paragraph-count="15" meta:word-count="1148" meta:character-count="7682" meta:row-count="54" meta:non-whitespace-character-count="6549"/>
  </office:meta>
</office:document-meta>
</file>